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247cm" fo:margin-left="-0.191cm" table:align="left" style:writing-mode="lr-tb"/>
    </style:style>
    <style:style style:name="Tabela1.A" style:family="table-column">
      <style:table-column-properties style:column-width="1.69cm"/>
    </style:style>
    <style:style style:name="Tabela1.B" style:family="table-column">
      <style:table-column-properties style:column-width="13.55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2" style:family="table">
      <style:table-properties style:width="15.249cm" fo:margin-left="-0.191cm" table:align="left" style:writing-mode="lr-tb"/>
    </style:style>
    <style:style style:name="Tabela2.A" style:family="table-column">
      <style:table-column-properties style:column-width="5.082cm"/>
    </style:style>
    <style:style style:name="Tabela2.B" style:family="table-column">
      <style:table-column-properties style:column-width="5.08cm"/>
    </style:style>
    <style:style style:name="Tabela2.C" style:family="table-column">
      <style:table-column-properties style:column-width="5.08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Tabela3" style:family="table">
      <style:table-properties style:width="15.249cm" fo:margin-left="-0.191cm" table:align="left" style:writing-mode="lr-tb"/>
    </style:style>
    <style:style style:name="Tabela3.A" style:family="table-column">
      <style:table-column-properties style:column-width="5.082cm"/>
    </style:style>
    <style:style style:name="Tabela3.B" style:family="table-column">
      <style:table-column-properties style:column-width="5.08cm"/>
    </style:style>
    <style:style style:name="Tabela3.C" style:family="table-column">
      <style:table-column-properties style:column-width="5.08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cm" fo:margin-bottom="0cm" fo:line-height="100%" style:page-number="auto"/>
    </style:style>
    <style:style style:name="P6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niversidade Federal do Piauí – UFPI</text:span></text:p>
      <text:p text:style-name="P1"><text:span text:style-name="T1">Setor de Fisioterapia Aquática – Anexo Clínica Escola</text:span></text:p>
      <text:p text:style-name="P1"><text:span text:style-name="T1">Curso de Fisioterapia</text:span></text:p>
      <text:p text:style-name="P4"/>
      <text:p text:style-name="P2"><text:span text:style-name="T1">AVALIAÇÃO EM CRIANÇAS COM DISTÚRBIOS NEUROLÓGICOS</text:span></text:p>
      <text:p text:style-name="P1"><text:span text:style-name="T1">Dados Pessoais </text:span></text:p>
      <text:p text:style-name="P3">Nome: _______________________________________________________________________ </text:p>
      <text:p text:style-name="P3">Data de Nascimento: _____________ Sexo: __________Cor:____________________________</text:p>
      <text:p text:style-name="P1">Nome da mãe ou responsável: _________________________________ Idade: ____________ Profissão da mãe: ____________________________Grau de instrução: <text:s/>__________________ <text:s/>Nome do pai:_____________________________________________Idade: ________________ Profissão do pai: ______________________ Grau de instrução: _________________________ Endereço:_____________________________________________________________________ Telefone: _____________________Cidade:__________________________________________ Médico:____________________________________ __________________________________</text:p>
      <text:p text:style-name="P1">Diagnóstico médico: ____________________________________________________________</text:p>
      <text:p text:style-name="P1">CID 10: _______________________________________________________________________</text:p>
      <text:p text:style-name="P1"><text:span text:style-name="T1">Diagnóstico Funcional Fisioterapêutico</text:span>:____________________________________________</text:p>
      <text:p text:style-name="P1">__________________________________________________________________________________________________________________________________________________________</text:p>
      <text:p text:style-name="P1">Classificação Internacional de Funcionalidade (CIF): ___________________________________</text:p>
      <text:p text:style-name="P1">_____________________________________________________________________________</text:p>
      <text:p text:style-name="P1">Data da avaliação:____________________________Nº Prontuário______________________</text:p>
      <text:p text:style-name="P1"><text:span text:style-name="T1">ANAMNESE:</text:span></text:p>
      <text:p text:style-name="P1">Queixa Principal _______________________________________________________________________________________________________________________________________________________________________________________________________________________________________ </text:p>
      <text:p text:style-name="P1">H.M.P/ H.M.A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Antecedentes Pessoais e Familiares: _______________________________________________________________________________________________________________________________________________________________________________________________________________________________________ </text:p>
      <text:p text:style-name="P1"/>
      <text:p text:style-name="P1"><text:soft-page-break/>Exames Complementares e Cirurgias</text:p>
      <text:p text:style-name="P1">_______________________________________________________________________________________________________________________________________________________________________________________________________________________________________ Medicamentos:</text:p>
      <text:p text:style-name="P1">______________________________________________________________________________________________________________________________________________________________________________________________________________________________________</text:p>
      <text:p text:style-name="P1">EXAME FÍSICO</text:p>
      <text:p text:style-name="P1"><text:s/>Inspeção: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Palpação: 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2">ESCALA DE ASCHWORTH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<text:span text:style-name="T1">Grau</text:span></text:p>
          </table:table-cell>
          <table:table-cell table:style-name="Tabela1.A1" office:value-type="string">
            <text:p text:style-name="P2"><text:span text:style-name="T1">Comportamento do músculo ou grupos musculares</text:span></text:p>
          </table:table-cell>
        </table:table-row>
        <table:table-row table:style-name="Tabela1.1">
          <table:table-cell table:style-name="Tabela1.A1" office:value-type="string">
            <text:p text:style-name="P2">0</text:p>
          </table:table-cell>
          <table:table-cell table:style-name="Tabela1.A1" office:value-type="string">
            <text:p text:style-name="P1">Sem aumento do tônus muscular</text:p>
          </table:table-cell>
        </table:table-row>
        <table:table-row table:style-name="Tabela1.1"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1">Leve aumento manifestado por mínima resistência no final do arco do movimento </text:p>
          </table:table-cell>
        </table:table-row>
        <table:table-row table:style-name="Tabela1.1">
          <table:table-cell table:style-name="Tabela1.A1" office:value-type="string">
            <text:p text:style-name="P2">1+</text:p>
          </table:table-cell>
          <table:table-cell table:style-name="Tabela1.A1" office:value-type="string">
            <text:p text:style-name="P1">Leve aumento manifestado por leve resistência em 50% do arco do movimento</text:p>
          </table:table-cell>
        </table:table-row>
        <table:table-row table:style-name="Tabela1.1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1">Moderado aumento na maior parte do arco do movimento, porém os segmentos são facilmente mobilizados.</text:p>
          </table:table-cell>
        </table:table-row>
        <table:table-row table:style-name="Tabela1.1"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1">Considerado aumento do tônus com movimentação passiva dificultada</text:p>
          </table:table-cell>
        </table:table-row>
        <table:table-row table:style-name="Tabela1.1"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1">Rigidez em flexão e exensão</text:p>
          </table:table-cell>
        </table:table-row>
      </table:table>
      <text:p text:style-name="P1"/>
      <text:p text:style-name="P1">Tônus:</text:p>
      <text:p text:style-name="P1">Palpação:</text:p>
      <text:p text:style-name="P1">Tônus: escala de Ashworth modificada</text:p>
      <text:p text:style-name="P1">MMSS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">Grupos Musculares</text:p>
          </table:table-cell>
          <table:table-cell table:style-name="Tabela2.A1" office:value-type="string">
            <text:p text:style-name="P2">D</text:p>
          </table:table-cell>
          <table:table-cell table:style-name="Tabela2.A1" office:value-type="string">
            <text:p text:style-name="P2">E</text:p>
          </table:table-cell>
        </table:table-row>
        <table:table-row table:style-name="Tabela2.1">
          <table:table-cell table:style-name="Tabela2.A1" office:value-type="string">
            <text:p text:style-name="P1">Flexores do cúbit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Extensores do cúbit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Flexores do punh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Extensores do punh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Flexores de ombr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>Extensores de ombro</text:p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  <table:table-row table:style-name="Tabela2.1"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  <table:table-cell table:style-name="Tabela2.A1" office:value-type="string">
            <text:p text:style-name="P1"/>
          </table:table-cell>
        </table:table-row>
      </table:table>
      <text:p text:style-name="P1"/>
      <text:p text:style-name="P1">MMII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">Grupos musculares</text:p>
          </table:table-cell>
          <table:table-cell table:style-name="Tabela3.A1" office:value-type="string">
            <text:p text:style-name="P2">D</text:p>
          </table:table-cell>
          <table:table-cell table:style-name="Tabela3.A1" office:value-type="string">
            <text:p text:style-name="P2">E</text:p>
          </table:table-cell>
        </table:table-row>
        <table:table-row table:style-name="Tabela3.1">
          <table:table-cell table:style-name="Tabela3.A1" office:value-type="string">
            <text:p text:style-name="P1">Flexores de joelho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Extensores de joelho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Flexores de Quadril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ext:soft-page-break/>
        <table:table-row table:style-name="Tabela3.1">
          <table:table-cell table:style-name="Tabela3.A1" office:value-type="string">
            <text:p text:style-name="P1">Extensores de quadril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Adutores de quadril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Abdutores de quadril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Flexores plantares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  <table:table-row table:style-name="Tabela3.1">
          <table:table-cell table:style-name="Tabela3.A1" office:value-type="string">
            <text:p text:style-name="P1">Dorsiflexores</text:p>
          </table:table-cell>
          <table:table-cell table:style-name="Tabela3.A1" office:value-type="string">
            <text:p text:style-name="P2"/>
          </table:table-cell>
          <table:table-cell table:style-name="Tabela3.A1" office:value-type="string">
            <text:p text:style-name="P2"/>
          </table:table-cell>
        </table:table-row>
      </table:table>
      <text:p text:style-name="P1"/>
      <text:p text:style-name="P1">Trofismo:</text:p>
      <text:p text:style-name="P1">MMSS:____________________________________________________________________________________________________________________________________________________MMII:_____________________________________________________________________________________________________________________________________________________</text:p>
      <text:p text:style-name="P1"><text:span text:style-name="T1">REAÇÕES E REFLEXOS</text:span></text:p>
      <text:p text:style-name="P1"><text:span text:style-name="T2">Decúbito Dorsal</text:span></text:p>
      <text:p text:style-name="P1">Reflexo de busca </text:p>
      <text:p text:style-name="P6">( <text:s/>) Presente ( <text:s/>) Ausente</text:p>
      <text:p text:style-name="P1">Reflexo de Preensão Palmar </text:p>
      <text:p text:style-name="P6">( <text:s/>) Presente ( <text:s/>) Ausente</text:p>
      <text:p text:style-name="P1">Reflexo de Preensão Plantar </text:p>
      <text:p text:style-name="P6">( <text:s/>) Presente ( <text:s/>) Ausente</text:p>
      <text:p text:style-name="P1">Reflexo Cutâneo Plantar em Extensão</text:p>
      <text:p text:style-name="P6">( <text:s/>) Presente ( <text:s/>) Ausente</text:p>
      <text:p text:style-name="P1">Reflexo de Retirada</text:p>
      <text:p text:style-name="P6">( <text:s/>) Presente ( <text:s/>) Ausente</text:p>
      <text:p text:style-name="P1">Reflexo de Extensão Cruzada</text:p>
      <text:p text:style-name="P6">( <text:s/>) Presente ( <text:s/>) Ausente</text:p>
      <text:p text:style-name="P1">RTCA </text:p>
      <text:p text:style-name="P6">( <text:s/>) Presente ( <text:s/>) Ausente</text:p>
      <text:p text:style-name="P1">Reflexo de Endireitamento Cervical </text:p>
      <text:p text:style-name="P6">( <text:s/>) Presente ( <text:s/>) Ausente</text:p>
      <text:p text:style-name="P1">Reflexo de Moro</text:p>
      <text:p text:style-name="P6">( <text:s/>) Presente ( <text:s/>) Ausente</text:p>
      <text:p text:style-name="P1">Reflexos de Olhos de Boneca</text:p>
      <text:p text:style-name="P6">( <text:s/>) Presente ( <text:s/>) Ausente</text:p>
      <text:p text:style-name="P1">Reflexo Mão Boca ( Babkin)</text:p>
      <text:p text:style-name="P6">( <text:s/>) Presente ( <text:s/>) Ausente</text:p>
      <text:p text:style-name="P1">Reflexo Tônico Labiríntico</text:p>
      <text:p text:style-name="P6">( <text:s/>) Presente ( <text:s/>) Ausente</text:p>
      <text:p text:style-name="P1"><text:span text:style-name="T2">Decúbito Ventral</text:span> </text:p>
      <text:p text:style-name="P1">Reflexo de Gallant </text:p>
      <text:p text:style-name="P6">( <text:s/>) Presente ( <text:s/>) Ausente</text:p>
      <text:p text:style-name="P1">Reflexo de Defesa</text:p>
      <text:p text:style-name="P6">( <text:s/>) Presente ( <text:s/>) Ausente</text:p>
      <text:p text:style-name="P1">Reflexo de Landau</text:p>
      <text:p text:style-name="P6">( <text:s/>) Presente ( <text:s/>) Ausente</text:p>
      <text:p text:style-name="P1">Reflexo de Pára- quedas</text:p>
      <text:p text:style-name="P6">( <text:s/>) Presente ( <text:s/>) Ausente</text:p>
      <text:p text:style-name="P1">RTCS</text:p>
      <text:p text:style-name="P6">( <text:s/>) Presente ( <text:s/>) Ausente</text:p>
      <text:p text:style-name="P1">Reação de Anfíbio</text:p>
      <text:p text:style-name="P1">( ) Presente ( ) Ausente</text:p>
      <text:p text:style-name="P1"><text:span text:style-name="T2">Sentado</text:span></text:p>
      <text:p text:style-name="P1"><text:soft-page-break/>Reação de proteção para frente</text:p>
      <text:p text:style-name="P6">( <text:s/>) Presente ( <text:s/>) Ausente</text:p>
      <text:p text:style-name="P1">Reação de Proteção para os lados</text:p>
      <text:p text:style-name="P6">( <text:s/>) Presente ( <text:s/>) Ausente</text:p>
      <text:p text:style-name="P1">Reação de Proteção para Trás </text:p>
      <text:p text:style-name="P6">( <text:s/>) Presente ( <text:s/>) Ausente</text:p>
      <text:p text:style-name="P1"><text:span text:style-name="T2">Em Pé</text:span></text:p>
      <text:p text:style-name="P1">Reflexo de Marcha</text:p>
      <text:p text:style-name="P6">( <text:s/>) Presente ( <text:s/>) Ausente</text:p>
      <text:p text:style-name="P1">Reação Positiva de Apoio</text:p>
      <text:p text:style-name="P6">( <text:s/>) Presente ( <text:s/>) Ausente</text:p>
      <text:p text:style-name="P1">Reação de Colocação dos Pés</text:p>
      <text:p text:style-name="P6">( <text:s/>) Presente ( <text:s/>) Ausente</text:p>
      <text:p text:style-name="P1">Reação de Colocação das Mãos</text:p>
      <text:p text:style-name="P6">( <text:s/>) Presente ( <text:s/>) Ausente</text:p>
      <text:p text:style-name="P6">Reações Labirínticas de Retificação</text:p>
      <text:p text:style-name="P6">( <text:s/>) Presente ( <text:s/>) Ausente</text:p>
      <text:p text:style-name="P1"/>
      <text:p text:style-name="P1"><text:span text:style-name="T1">EXAME FUNCIONAL</text:span></text:p>
      <text:p text:style-name="P1">Mobilidade articular: ( paresias, paralisias, rigidez, retrações...)</text:p>
      <text:p text:style-name="P1">MMSS:_______________________________________________________________________ MMII:________________________________________________________________________ Tronco:_______________________________________________________________________</text:p>
      <text:p text:style-name="P1"><text:span text:style-name="T2">Padrão postural</text:span></text:p>
      <text:p text:style-name="P1">Decúbito dorsal:________________________________________________________________</text:p>
      <text:p text:style-name="P1">Decúbito ventral:_______________________________________________________________</text:p>
      <text:p text:style-name="P1">Sedestação:___________________________________________________________________ Gato:_________________________________________________________________________ Rolar para D e E:________________________________________________________________</text:p>
      <text:p text:style-name="P1">DD para sedestação:____________________________________________________________ Sedestação para bipedestação:___________________________________________________ Semi Ajoelhado:________________________________________________________________ </text:p>
      <text:p text:style-name="P1">Em pé:_______________________________________________________________________</text:p>
      <text:p text:style-name="P1">Marcha:_____________________________________________________________________</text:p>
      <text:p text:style-name="P1">Função Neurovegetativa _______________________________________________________________________________________________________________________________________________________________________________________________________________________________________Distúrbios Associados</text:p>
      <text:p text:style-name="P1">Visual:_______________________________________________________________________</text:p>
      <text:p text:style-name="P1">Auditivo:______________________________________________________________________ Fala:_________________________________________________________________________ </text:p>
      <text:p text:style-name="P1">Estado Emocional:_____________________________________________________________ OBSERVAÇÕES GERAIS ( Condições da pele / Condições respiratórias: Padrão respiratório, inspira e expira pelo nariz, inspira e expira pela boca / Nível cognitivo)</text:p>
      <text:p text:style-name="P1">DNPM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1"><text:span text:style-name="T1">Avaliação na água</text:span>: Observar comportamento do paciente na água</text:p>
      <text:p text:style-name="P1"><text:soft-page-break/>ENTRADAS E SAÍDAS</text:p>
      <text:p text:style-name="P1">Dependente ( <text:s/>)</text:p>
      <text:p text:style-name="P1">Independente ( <text:s/>)</text:p>
      <text:p text:style-name="P1">Com auxílio de suportes ( <text:s/>)</text:p>
      <text:p text:style-name="P1">Utiliza a borda ( <text:s/>)</text:p>
      <text:p text:style-name="P1">Utiliza a rampa ( <text:s/>)</text:p>
      <text:p text:style-name="P1">Utiliza a escada ( <text:s/>)</text:p>
      <text:p text:style-name="P1"/>
      <text:p text:style-name="P1">ADAPTAÇÃO NA ÁGUA</text:p>
      <text:p text:style-name="P1">Flutuação ( <text:s/>)</text:p>
      <text:p text:style-name="P1">Submersão (mergulho) ( <text:s/>)</text:p>
      <text:p text:style-name="P1">Equilíbrio na água (metacentro) <text:s/>( <text:s/>)</text:p>
      <text:p text:style-name="P1"/>
      <text:p text:style-name="P1">• Postura Bípede</text:p>
      <text:p text:style-name="P1">Com apoio ( <text:s/>)</text:p>
      <text:p text:style-name="P1">Sem apoio ( <text:s/>)</text:p>
      <text:p text:style-name="P1"/>
      <text:p text:style-name="P1">Mudanças de decúbito na água;</text:p>
      <text:p text:style-name="P1"/>
      <text:p text:style-name="P1">• Vertical – Horizontal em supino (vice-versa)</text:p>
      <text:p text:style-name="P1">Com ajuda ( <text:s/>)</text:p>
      <text:p text:style-name="P1">Sem ajuda ( <text:s/>)</text:p>
      <text:p text:style-name="P1"/>
      <text:p text:style-name="P1">• Vertical – Horizontal em prono (vice-versa)</text:p>
      <text:p text:style-name="P1">Com ajuda ( <text:s/>) Sem ajuda <text:s/>( <text:s/>)</text:p>
      <text:p text:style-name="P1"/>
      <text:p text:style-name="P1">Realiza movimentos nos planos sagital, frontal e transverso sob influência do CDG, CDF e turbulência.</text:p>
      <text:p text:style-name="P1"/>
      <text:p text:style-name="P1">FLEXÃO/EXTENSÃO ( <text:s text:c="3"/>)</text:p>
      <text:p text:style-name="P1">ADUÇÃO/ABDUÇÃO <text:s text:c="2"/>( <text:s text:c="3"/>)</text:p>
      <text:p text:style-name="P1">ROTAÇÃO INTERNA/ EXTERNA ( <text:s text:c="3"/>)</text:p>
      <text:p text:style-name="P1">ROTAÇÃO PARA A DIREITA E ESQUERDA ( <text:s text:c="2"/>)</text:p>
      <text:p text:style-name="P1"/>
      <text:p text:style-name="P1">Locomoção na água</text:p>
      <text:p text:style-name="P1">• Em prono </text:p>
      <text:p text:style-name="P1"><text:s/>Sem suporte ( <text:s text:c="2"/>)</text:p>
      <text:p text:style-name="P1"><text:s/>Com suporte ( <text:s text:c="2"/>)</text:p>
      <text:p text:style-name="P1">DESCRIÇÃO:_______________________________</text:p>
      <text:p text:style-name="P1"/>
      <text:p text:style-name="P1">• Em supino:</text:p>
      <text:p text:style-name="P1">Sem suporte ( <text:s text:c="3"/>) </text:p>
      <text:p text:style-name="P1">Com suporte ( <text:s text:c="3"/>)</text:p>
      <text:p text:style-name="P1">DESCRIÇÃO:_______________________________</text:p>
      <text:p text:style-name="P1"/>
      <text:p text:style-name="P1"><text:s/>Bipedestação</text:p>
      <text:p text:style-name="P1">Sem suporte ( <text:s text:c="2"/>)</text:p>
      <text:p text:style-name="P1">Com suporte ( <text:s text:c="2"/>)</text:p>
      <text:p text:style-name="P1">DESCRIÇÃO:_______________________________</text:p>
      <text:p text:style-name="P1"/>
      <text:p text:style-name="P1">CONCLUSÃO _____________________________________________________________________________<text:soft-pag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1">OBJETIVOS ( curto – médio e longo)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 <text:s/>_____________________________________________________________________________CONDUTA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/>
      <text:p text:style-name="P2">___________________________________ <text:s text:c="20"/>________________________________</text:p>
      <text:p text:style-name="P1"><text:s text:c="24"/>Acadêmico <text:s text:c="2"/><text:bookmark text:name="_GoBack"/><text:tab/><text:tab/><text:tab/><text:tab/> <text:s text:c="15"/>Supervisor de Estág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</meta:initial-creator>
    <dc:creator>Rodrigo</dc:creator>
    <meta:editing-cycles>1</meta:editing-cycles>
    <meta:creation-date>2014-04-18T15:09:00</meta:creation-date>
    <dc:date>2014-04-18T16:27:00</dc:date>
    <meta:editing-duration>PT1M18S</meta:editing-duration>
    <meta:generator>OpenOffice/4.0.1$Win32 OpenOffice.org_project/401m5$Build-9714</meta:generator>
    <meta:print-date>2014-05-23T09:43:06.42</meta:print-date>
    <meta:document-statistic meta:table-count="3" meta:image-count="0" meta:object-count="0" meta:page-count="6" meta:paragraph-count="182" meta:word-count="765" meta:character-count="130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